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Roboto" svg:font-family="Roboto, HelveticaNeue-Light, 'Helvetica Neue Light', 'Helvetica Neue', Helvetica, Arial, sans-serif"/>
    <style:font-face style:name="inherit" svg:font-family="inherit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1"/>
    </style:style>
    <style:style style:name="P2" style:family="paragraph" style:parent-style-name="Standard">
      <style:paragraph-properties fo:text-align="center" style:justify-single-word="false"/>
      <style:text-properties style:font-name="Calibri1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" style:family="paragraph" style:parent-style-name="Standard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5" style:family="paragraph" style:parent-style-name="Standard">
      <style:paragraph-properties fo:margin-top="0cm" fo:margin-bottom="0.353cm" fo:line-height="115%" fo:text-align="center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6" style:family="paragraph" style:parent-style-name="Standard" style:list-style-name="L1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" style:family="paragraph" style:parent-style-name="Standard" style:list-style-name="L2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" style:family="paragraph" style:parent-style-name="Standard" style:list-style-name="L3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" style:family="paragraph" style:parent-style-name="Standard" style:list-style-name="L4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" style:family="paragraph" style:parent-style-name="Standard" style:list-style-name="L5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" style:family="paragraph" style:parent-style-name="Standard" style:list-style-name="L6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2" style:family="paragraph" style:parent-style-name="Standard" style:list-style-name="L7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3" style:family="paragraph" style:parent-style-name="Standard" style:list-style-name="L8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4" style:family="paragraph" style:parent-style-name="Standard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5" style:family="paragraph" style:parent-style-name="Standard">
      <style:paragraph-properties fo:margin-top="0cm" fo:margin-bottom="0.353cm" fo:line-height="115%" fo:text-align="center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6" style:family="paragraph" style:parent-style-name="Standard">
      <style:paragraph-properties fo:margin-top="0cm" fo:margin-bottom="0.353cm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7" style:family="paragraph" style:parent-style-name="Standard">
      <style:paragraph-properties fo:margin-top="0cm" fo:margin-bottom="0.353cm" fo:line-height="115%" fo:text-align="start" style:justify-single-word="false" style:text-autospace="none"/>
      <style:text-properties style:font-name="Calibri" fo:font-size="11pt"/>
    </style:style>
    <style:style style:name="P18" style:family="paragraph" style:parent-style-name="Text_20_body">
      <style:paragraph-properties fo:margin-left="0cm" fo:margin-right="0cm" fo:margin-top="0cm" fo:margin-bottom="0.529cm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inherit" fo:font-size="10.5pt" fo:letter-spacing="normal" fo:font-style="normal" fo:font-weight="normal"/>
    </style:style>
    <style:style style:name="P19" style:family="paragraph" style:parent-style-name="Heading_20_3">
      <style:paragraph-properties fo:margin-top="0cm" fo:margin-bottom="0.353cm" fo:line-height="115%" fo:text-align="start" style:justify-single-word="false" style:text-autospace="none"/>
      <style:text-properties fo:font-variant="normal" fo:text-transform="none" fo:color="#444444" style:text-position="0% 100%" style:font-name="Roboto" fo:font-size="13.5pt" fo:letter-spacing="normal" fo:language="en" fo:country="none" fo:font-style="normal" fo:font-weight="bold" style:font-name-asian="Calibri" style:font-size-asian="11pt" style:font-weight-asian="bold" style:font-name-complex="Calibri" style:font-size-complex="11pt" style:font-weight-complex="bold"/>
    </style:style>
    <style:style style:name="T1" style:family="text">
      <style:text-properties style:text-position="0% 100%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333333" style:font-name="Roboto" fo:font-size="10.5pt" fo:letter-spacing="normal" fo:font-style="normal"/>
    </style:style>
    <style:style style:name="T4" style:family="text">
      <style:text-properties fo:font-variant="normal" fo:text-transform="none" fo:color="#333333" style:font-name="Roboto" fo:font-size="10.5pt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444444" style:font-name="inherit" fo:font-size="13.5pt" fo:letter-spacing="normal" fo:font-style="normal" fo:font-weight="normal" style:font-weight-asian="normal" style:font-weight-complex="normal"/>
    </style:style>
    <style:style style:name="T6" style:family="text">
      <style:text-properties style:font-name="inherit"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arting Deck + Character Archetype Ideas</text:p>
      <text:p text:style-name="P1"/>
      <text:p text:style-name="P1"/>
      <text:p text:style-name="P4">Synergy Theme ideas</text:p>
      <text:list xml:id="list5063255891550684660" text:style-name="L1">
        <text:list-item>
          <text:p text:style-name="P6">Camoflage synergy</text:p>
        </text:list-item>
        <text:list-item>
          <text:p text:style-name="P6">Play lots of low impact attacks / combo synergy</text:p>
        </text:list-item>
        <text:list-item>
          <text:p text:style-name="P6">Discard synergy</text:p>
        </text:list-item>
        <text:list-item>
          <text:p text:style-name="P6">Shuffle burns into deck, then manipulate them synergy</text:p>
        </text:list-item>
        <text:list-item>
          <text:p text:style-name="P6">Stack burning debuff synergy</text:p>
        </text:list-item>
      </text:list>
      <text:p text:style-name="P4"/>
      <text:p text:style-name="P5">Specific class preset ideas</text:p>
      <text:p text:style-name="P4">Fire Mage</text:p>
      <text:list xml:id="list6050807503613701592" text:style-name="L2">
        <text:list-item>
          <text:p text:style-name="P7"/>
        </text:list-item>
      </text:list>
      <text:p text:style-name="P3"/>
      <text:p text:style-name="P4">Barbarian</text:p>
      <text:list xml:id="list8545171446756719213" text:style-name="L3">
        <text:list-item>
          <text:p text:style-name="P8">2H Synergy</text:p>
          <text:list>
            <text:list-item>
              <text:p text:style-name="P8">Smash (Energy 20, MA): Deal 15 Physical damage. 2H: apply vulnerable</text:p>
            </text:list-item>
          </text:list>
        </text:list-item>
      </text:list>
      <text:list xml:id="list5495295801361625621" text:style-name="L4">
        <text:list-item>
          <text:p text:style-name="P9">Aoe Synergy</text:p>
          <text:list>
            <text:list-item>
              <text:p text:style-name="P9"/>
            </text:list-item>
          </text:list>
        </text:list-item>
      </text:list>
      <text:list xml:id="list3595815845820008094" text:style-name="L5">
        <text:list-item>
          <text:p text:style-name="P10">All Cards</text:p>
        </text:list-item>
      </text:list>
      <text:list xml:id="list3909725396108191931" text:style-name="L6">
        <text:list-item>
          <text:p text:style-name="P11">Blood Offering (Energy 0, Skill): Lose 3 HP. Gain 10 Energy</text:p>
        </text:list-item>
        <text:list-item>
          <text:p text:style-name="P11">Enrage (Energy 20, Power): Whenever you lose health, gain 2 Power</text:p>
        </text:list-item>
        <text:list-item>
          <text:p text:style-name="P11">Tenacity (Energy 10, Power): Whenever you lose health, gain 3 Block</text:p>
        </text:list-item>
        <text:list-item>
          <text:p text:style-name="P11">Whirlwind (Energy 10, MA): Deal 8 Physical damage to all enemies.</text:p>
        </text:list-item>
      </text:list>
      <text:p text:style-name="P3"/>
      <text:p text:style-name="P4">Assassin/Rogue</text:p>
      <text:list xml:id="list7831420776678695535" text:style-name="L7">
        <text:list-item>
          <text:p text:style-name="P12">Low impact attacks / combo synergy</text:p>
          <text:list>
            <text:list-item>
              <text:p text:style-name="P12">Eviscerate x1: <text:s/>Deal 5 physical damage to a target for each MA card played this turn.</text:p>
            </text:list-item>
            <text:list-item>
              <text:p text:style-name="P12">Preperation: Reduce the cost of all cards in your hand by 5.</text:p>
            </text:list-item>
            <text:list-item>
              <text:p text:style-name="P12"><text:soft-page-break/>Blade Dance: Add 2 Shank cards to your hand.</text:p>
            </text:list-item>
          </text:list>
        </text:list-item>
      </text:list>
      <text:list xml:id="list6124493462422774508" text:style-name="L8">
        <text:list-item>
          <text:p text:style-name="P13">Camoflage synergy</text:p>
          <text:list>
            <text:list-item>
              <text:p text:style-name="P13">Vanish x2: Gain Camoflage. Exhaust</text:p>
            </text:list-item>
            <text:list-item>
              <text:p text:style-name="P13">Patience: Gain 5 Block. If you have camoflage, Draw 1 card.</text:p>
            </text:list-item>
            <text:list-item>
              <text:p text:style-name="P13">Predator (Power): While camoflaged, your attacks have +30 critical chance.</text:p>
            </text:list-item>
          </text:list>
        </text:list-item>
      </text:list>
      <text:list xml:id="list29546130" text:continue-list="list7831420776678695535" text:style-name="L7">
        <text:list-item>
          <text:p text:style-name="P12">Critical Synergy</text:p>
          <text:list>
            <text:list-item>
              <text:p text:style-name="P12">Sharpen Blade: Your next melee attack ability is guarantee'd to critical. Exhaust</text:p>
            </text:list-item>
            <text:list-item>
              <text:p text:style-name="P12"/>
            </text:list-item>
          </text:list>
        </text:list-item>
        <text:list-item>
          <text:p text:style-name="P12">Cloak And Dagger: 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riband Stuff</text:p>
      <text:p text:style-name="P5"><text:span text:style-name="T2"/></text:p>
      <text:p text:style-name="P4"><text:span text:style-name="T3">Why do you think Triband is a good match for you?  What kind of internship are you looking for? </text:span> <text:s/>Cover letter</text:p>
      <text:p text:style-name="P4"><text:span text:style-name="T2">To whom it may concern, My name is Will Blackney, and i am writing to you in response to your job ad 'Triband Internship' posted on 'LinkedIn'. I'm currently studying a bachelor's degree in Computer Science full time, and am looking for an internship position as part of my bachelor's degree. My degree requires that i complete an internship program of no less than 370 hours (ideally 37 hours a week for 10 weeks). However, i'm more than willing to extend the duration of the internship if our arrangement is working out well, or if Triband requires a longer time commitment in order to make the internship viable </text:span></text:p>
      <text:p text:style-name="P4"><text:span text:style-name="T2">After reviewing your job description, i believe i would be a perfect candidate for the internship position. During my studies, I've developed a high level of familiarity with a variety of languages and tools, making me a highly versatile developer with a disciplined approach to learning and problem solving. I'm very passionate about game development, and spend most of my spare time developing games with Unity as a way to extend my skills. I speak English fluently as a first language, am flexible with hours, am highly motivated and hard working, and keenly interested in the work that Triband does. </text:span></text:p>
      <text:p text:style-name="P4"><text:span text:style-name="T2"/></text:p>
      <text:p text:style-name="P4"><text:soft-page-break/><text:span text:style-name="T2"/></text:p>
      <text:p text:style-name="P17"><text:span text:style-name="T1"><text:s/></text:span><text:span text:style-name="T5">What do you want to work on?</text:span></text:p>
      <text:p text:style-name="P18">Optional: Do you just love math, early prototyping, or polishing? Really into new fancy tech, or just hyped about the horses?</text:p>
      <text:p text:style-name="P18"/>
      <text:p text:style-name="P18"/>
      <text:h text:style-name="P19" text:outline-level="3"><text:span text:style-name="T6">Reason for intership*</text:span></text:h>
      <text:p text:style-name="P18">This is just so we can best accommodate your situation</text:p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Roboto" svg:font-family="Roboto, HelveticaNeue-Light, 'Helvetica Neue Light', 'Helvetica Neue', Helvetica, Arial, sans-serif"/>
    <style:font-face style:name="inherit" svg:font-family="inherit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ck Will</meta:initial-creator>
    <meta:creation-date>2020-07-13T20:48:02.76</meta:creation-date>
    <dc:date>2020-07-14T09:32:34.99</dc:date>
    <dc:creator>Black Will</dc:creator>
    <meta:editing-duration>PT1H47M46S</meta:editing-duration>
    <meta:editing-cycles>4</meta:editing-cycles>
    <meta:generator>OpenOffice/4.1.6$Win32 OpenOffice.org_project/416m1$Build-9790</meta:generator>
    <meta:document-statistic meta:table-count="0" meta:image-count="0" meta:object-count="0" meta:page-count="3" meta:paragraph-count="38" meta:word-count="487" meta:character-count="2750"/>
  </office:meta>
</office:document-meta>
</file>